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16d63" officeooo:paragraph-rsid="00016d63"/>
    </style:style>
    <style:style style:name="P2" style:family="paragraph" style:parent-style-name="Standard">
      <style:paragraph-properties fo:text-align="start" style:justify-single-word="false"/>
      <style:text-properties officeooo:rsid="00016d63" officeooo:paragraph-rsid="00016d63"/>
    </style:style>
    <style:style style:name="P3" style:family="paragraph" style:parent-style-name="Standard">
      <style:paragraph-properties fo:text-align="start" style:justify-single-word="false"/>
      <style:text-properties officeooo:paragraph-rsid="00016d63"/>
    </style:style>
    <style:style style:name="P4" style:family="paragraph" style:parent-style-name="Standard">
      <style:paragraph-properties fo:text-align="start" style:justify-single-word="false"/>
      <style:text-properties officeooo:paragraph-rsid="000180b1"/>
    </style:style>
    <style:style style:name="P5" style:family="paragraph" style:parent-style-name="Standard">
      <style:paragraph-properties fo:text-align="start" style:justify-single-word="false"/>
      <style:text-properties officeooo:paragraph-rsid="00033def"/>
    </style:style>
    <style:style style:name="P6" style:family="paragraph" style:parent-style-name="Standard">
      <style:paragraph-properties fo:text-align="start" style:justify-single-word="false"/>
      <style:text-properties officeooo:rsid="000180b1" officeooo:paragraph-rsid="000180b1"/>
    </style:style>
    <style:style style:name="P7" style:family="paragraph" style:parent-style-name="Standard">
      <style:paragraph-properties fo:text-align="start" style:justify-single-word="false"/>
      <style:text-properties fo:font-style="normal" officeooo:rsid="00033def" officeooo:paragraph-rsid="00033def" style:font-style-asian="normal" style:font-style-complex="normal"/>
    </style:style>
    <style:style style:name="P8" style:family="paragraph" style:parent-style-name="Heading_20_1">
      <style:paragraph-properties fo:text-align="center" style:justify-single-word="false"/>
      <style:text-properties officeooo:paragraph-rsid="00016d63"/>
    </style:style>
    <style:style style:name="P9" style:family="paragraph" style:parent-style-name="Standard">
      <style:paragraph-properties fo:text-align="start" style:justify-single-word="false"/>
      <style:text-properties officeooo:rsid="000180b1" officeooo:paragraph-rsid="000180b1"/>
    </style:style>
    <style:style style:name="P10" style:family="paragraph" style:parent-style-name="Standard">
      <style:paragraph-properties fo:text-align="start" style:justify-single-word="false"/>
      <style:text-properties fo:font-style="italic" officeooo:rsid="00033def" officeooo:paragraph-rsid="00033def" style:font-style-asian="italic" style:font-style-complex="italic"/>
    </style:style>
    <style:style style:name="P11" style:family="paragraph" style:parent-style-name="Standard">
      <style:paragraph-properties fo:text-align="start" style:justify-single-word="false"/>
      <style:text-properties fo:font-style="normal" officeooo:rsid="00033def" officeooo:paragraph-rsid="00033def" style:font-style-asian="normal" style:font-style-complex="normal"/>
    </style:style>
    <style:style style:name="T1" style:family="text">
      <style:text-properties officeooo:rsid="00016d63"/>
    </style:style>
    <style:style style:name="T2" style:family="text">
      <style:text-properties officeooo:rsid="000180b1"/>
    </style:style>
    <style:style style:name="T3" style:family="text">
      <style:text-properties officeooo:rsid="00033def"/>
    </style:style>
    <style:style style:name="T4" style:family="text">
      <style:text-properties fo:font-style="italic" officeooo:rsid="00033def"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houghts after reading: against elections </text:h>
      <text:h text:style-name="P8" text:outline-level="1">(tegen verkiezingen)</text:h>
      <text:p text:style-name="P1"/>
      <text:p text:style-name="P1"/>
      <text:p text:style-name="P2">This is not going to be a very insightful writing, because I think the book already does a very very good job of it. But I did have some thoughts and notes I wanted to note down for myself:</text:p>
      <text:p text:style-name="P2"/>
      <text:p text:style-name="P2">First of, I found a commonality between “Democracy” and “Agile” Agile being from my programming world where the misconception is sometimes made that Agile and Scrum are things from the same set, which they are not. In a sense the same is being done to the word “Democracy”. See, Agile is a vision, for me that means it is a set of values, values we wish to uphold in our acts. But this is more of a low resolution image of how such acts will actually be. They do not describe the actual acts. Scrum and Kanban do, they are high resolution methodologies that describe exactly how to act, but, they are derived from the low resolution vision : Agile.</text:p>
      <text:p text:style-name="P2"/>
      <text:p text:style-name="P2">The same, I think, can be said for Democracy. Democracy being the vision, and (for the Netherlands and USA) Electoral-representative democracy being its currently executed form, or methodology. Democracy, being: Demos (people) Kratos (strength/power/rule) <text:s/>means that the people are empowered, or the people rule. In the book there is a fine quote saying that a property of true freedom is to rule and be ruled. Not simply choose who will rule. Where being drawn is a very true property of democracy as it enforces a way of giving power to a random subset instead of a few ‘skilled’, elections being more of a property of aristocracy as it says “these subset of people are skilled, please choose among them who will rule you” or at least, that is what it will come down to, because only those most favorable will belong to the subset, and everyone is open to being persuaded by strong words that mean nothing.</text:p>
      <text:p text:style-name="P2"/>
      <text:p text:style-name="P2">Then, a beautiful quote, that for me also describes something powerful about something I felt during my youth, from Mahatma Gandhi: Everything you do for me, without me, is against me.</text:p>
      <text:p text:style-name="P2"/>
      <text:p text:style-name="P2">This quote is pretty much what the government is about (again, for the Netherlands and USA) at this moment. Because everything is done from a “protective parent” (ruler), for its “weak impotent” child (people), or at least, that is how I view it, because if the ruling class did not see the people as such a weak impotent child then I think they would include them (us) much more, and delegate important discussion much more, rather than saying that they do not belong in “public discourse” as it will be detrimental, … (to them and their future).</text:p>
      <text:p text:style-name="P2"/>
      <text:p text:style-name="P3"><text:span text:style-name="T1">Also something very insightful is that the methodology used to implement Democracy needs to be aligned with the technology of the time, especially technology that influences communication. As throughout history, technological advances that improve, or make communication more readily </text:span><text:span text:style-name="T2">available</text:span><text:span text:style-name="T1"> for the masses, has influence</text:span><text:span text:style-name="T2">d the efficacy and legitimacy of the methodology used by the ruling class.</text:span></text:p>
      <text:p text:style-name="P3"/>
      <text:p text:style-name="P6">Thus it should be an important note that every time an advance is made in communication or connection between people, the methodology used to “rule” needs to be updated.</text:p>
      <text:p text:style-name="P6"/>
      <text:p text:style-name="P6"><text:soft-page-break/>I used to thing a referendum was a good tool to use to get an idea of what the populous think about a certain subject. But from a new idea from the book I’ve come to the conclusion that a referendum is a stupid idea. You cannot expect the whole of the populous to dig into a new field of study and come up with a grounded answer within a short amount of time, that will actually be beneficial to the discussion.</text:p>
      <text:p text:style-name="P6"/>
      <text:p text:style-name="P6">Instead, a deliberative way combined with drawing should be implemented to at random select a subset that represents to whole populous should be selected and given all and every source of information to study a the field in question to give a grounded answer for the pro’s and con’s for a certain decision, give that document again to another subset of the populous and give the same resources in order to make a decisive vote. If such a process was in place and we would still be where we are at today, then I would feel differently about where we are. Because that would mean that there is a true consensus among us we can change through discourse. Instead of “the stupid ruling class having their own bias at play” which is the feeling, I think, most of us have today. And a reason why we do not trust our ruling people.</text:p>
      <text:p text:style-name="P4"/>
      <text:p text:style-name="P6">Then, one final though I had while reading this. I think, is very important for our ruling class. If you have the attention of your people, you are doing it wrong. Attention is costly, you do not get attention without reason. Especially in a position of importance. If you get the attention of your people, you have to see it as a sign of importance, even if that attention is given negatively, like through riots. It means, there is something they know, that you might not know. They give your their attention, because they think differently. Even though you might actually think the same, but communicate it differently. To seek out understanding is of the highest good. Instead of pushing the people aside like rubbish and distrustful bunch.</text:p>
      <text:p text:style-name="P6"/>
      <text:p text:style-name="P6">Treat attention with the dignity and sincerity <text:span text:style-name="T3">it deserves to build trust to the people you are responsible for (in an oligarchy) and build legitimacy. But I guess, the same can be said for any hierarchy, like a manager or a chaos. Tension, is not a reason for hate, distrust or fear. It is a reason for attention, love and understanding.</text:span></text:p>
      <text:p text:style-name="P6"/>
      <text:p text:style-name="P5"><text:span text:style-name="T3">Anyone not able to understand that, is a child, an egotistical man-child, someone seeking validation and security it cannot attain from within and enforces without, and should NOT RULE OR HAVE RESPONSIBILITY OVER OTHERS </text:span><text:span text:style-name="T4">(in my opinion…)</text:span></text:p>
      <text:p text:style-name="P10"/>
      <text:p text:style-name="P7">Attention = concern, involvement</text:p>
      <text:p text:style-name="P7"/>
      <text:p text:style-name="P7">If that is expressed in a positive way, or negatively</text:p>
      <text:p text:style-name="P7">Eyes on me, is a chance to reflect</text:p>
      <text:p text:style-name="P7">Eyes on me, sad or happy, means that others see something in me, because I have their valuable attention</text:p>
      <text:p text:style-name="P7">They don’t look without reason, they might see something that I do not know, something that can be improved.</text:p>
      <text:p text:style-name="P7"/>
      <text:p text:style-name="P7">(</text:p>
      <text:p text:style-name="P7"><text:tab/>Aandacht = bezorgdheid, betrokkenheid</text:p>
      <text:p text:style-name="P7"/>
      <text:p text:style-name="P7"><text:tab/>Of dat nu positief of negatief geuit wordt.</text:p>
      <text:p text:style-name="P7"/>
      <text:p text:style-name="P7"><text:tab/>Ogen op mij, is een kans voor zelfreflectie.</text:p>
      <text:p text:style-name="P7"><text:tab/>Ogen op mij, boos of blij, zegt dat anderen iets zien in mij, want ik heb hun kostbare aandacht.</text:p>
      <text:p text:style-name="P7"><text:soft-page-break/><text:tab/>Ze kijken niet voor niets, en zien mogelijk iets wat ik niet weet, iets wat ten goede kan veranderen</text:p>
      <text:p text:style-name="P7">)</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8T20:06:28.359000000</meta:creation-date>
    <dc:date>2021-02-18T20:46:44.275000000</dc:date>
    <meta:editing-duration>PT9M5S</meta:editing-duration>
    <meta:editing-cycles>2</meta:editing-cycles>
    <meta:generator>LibreOffice/7.0.1.2$Windows_X86_64 LibreOffice_project/7cbcfc562f6eb6708b5ff7d7397325de9e764452</meta:generator>
    <meta:document-statistic meta:table-count="0" meta:image-count="0" meta:object-count="0" meta:page-count="3" meta:paragraph-count="26" meta:word-count="1117" meta:character-count="6315" meta:non-whitespace-character-count="5217"/>
  </office:meta>
</office:document-meta>
</file>